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Mono" svg:font-family="'Andal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83d3c" loext:opacity="100%" style:font-name="Times New Roman" fo:font-size="12pt" officeooo:rsid="00098cb7" officeooo:paragraph-rsid="000ac802" fo:background-color="transparent" style:font-size-asian="10.5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fo:color="#383d3c" loext:opacity="100%" style:font-name="Times New Roman" fo:font-size="12pt" officeooo:rsid="000ac802" officeooo:paragraph-rsid="000ac802" fo:background-color="transparen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383d3c" loext:opacity="100%" style:font-name="Times New Roman" fo:font-size="21pt" officeooo:rsid="00098cb7" officeooo:paragraph-rsid="00098cb7" fo:background-color="transparent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fo:color="#383d3c" loext:opacity="100%" style:font-name="Times New Roman" officeooo:paragraph-rsid="00098cb7" fo:background-color="transparent"/>
    </style:style>
    <style:style style:name="P5" style:family="paragraph" style:parent-style-name="Standard">
      <style:text-properties fo:color="#383d3c" loext:opacity="100%" style:font-name="Times New Roman" fo:font-size="26pt" officeooo:rsid="00098cb7" officeooo:paragraph-rsid="00098cb7" fo:background-color="transparent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383d3c" loext:opacity="100%" style:font-name="Times New Roman" fo:font-size="26pt" officeooo:rsid="00098cb7" officeooo:paragraph-rsid="00098cb7" fo:background-color="#dee6ef" style:font-size-asian="22.75pt" style:font-size-complex="26pt"/>
    </style:style>
    <style:style style:name="P7" style:family="paragraph" style:parent-style-name="Standard">
      <style:paragraph-properties fo:text-align="center" style:justify-single-word="false"/>
      <style:text-properties fo:color="#383d3c" loext:opacity="100%" style:font-name="Andale Mono" fo:font-size="14pt" officeooo:rsid="00098cb7" fo:background-color="transparen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383d3c" loext:opacity="100%" style:font-name="Andale Mono" fo:font-size="14pt" officeooo:rsid="00098cb7" officeooo:paragraph-rsid="00098cb7" fo:background-color="transparent" style:font-size-asian="12.25pt" style:font-size-complex="14pt"/>
    </style:style>
    <style:style style:name="P9" style:family="paragraph" style:parent-style-name="Standard">
      <style:text-properties fo:color="#383d3c" loext:opacity="100%" style:font-name="Andale Mono" fo:font-size="14pt" officeooo:rsid="00098cb7" officeooo:paragraph-rsid="00098cb7" fo:background-color="transparent" style:font-size-asian="12.25pt" style:font-size-complex="14pt"/>
    </style:style>
    <style:style style:name="T1" style:family="text">
      <style:text-properties fo:font-size="21pt" officeooo:rsid="00098cb7" style:font-size-asian="21pt" style:font-size-complex="21pt"/>
    </style:style>
    <style:style style:name="T2" style:family="text">
      <style:text-properties fo:font-size="26pt" officeooo:rsid="00098cb7" style:font-size-asian="26pt" style:font-size-complex="26pt"/>
    </style:style>
    <style:style style:name="T3" style:family="text">
      <style:text-properties officeooo:rsid="000bde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será comentado:</text:p>
      <text:p text:style-name="P1"><text:s/></text:p>
      <text:list text:style-name="L1">
        <text:list-item>
          <text:p text:style-name="P2">Os tipos de superdotação</text:p>
        </text:list-item>
        <text:list-item>
          <text:p text:style-name="P2">Sites que podem ajudar na educação</text:p>
        </text:list-item>
        <text:list-item>
          <text:p text:style-name="P2">Referências</text:p>
        </text:list-item>
        <text:list-item>
          <text:p text:style-name="P2">Superdotação (X) QI</text:p>
        </text:list-item>
      </text:list>
      <text:p text:style-name="P3"/>
      <text:p text:style-name="P4"><text:span text:style-name="T1"><text:tab/></text:span><text:span text:style-name="T2">Roteiro: Podcast – Educação Inclusiva</text:span><text:tab/><text:tab/><text:tab/><text:tab/></text:p>
      <text:p text:style-name="P5"/>
      <text:p text:style-name="P6">Por outras Lentes</text:p>
      <text:p text:style-name="P7"/>
      <text:p text:style-name="P8">Integrantes:</text:p>
      <text:p text:style-name="P8">Nome: Mateus de Sousa Martins Ferreira Silva</text:p>
      <text:p text:style-name="P8">Matrícula: SP3198464<text:line-break/></text:p>
      <text:p text:style-name="P8">Nome: Ísis Silva Lorelli</text:p>
      <text:p text:style-name="P8">Matrícula: SP3201937</text:p>
      <text:p text:style-name="P8"/>
      <text:p text:style-name="P8"/>
      <text:p text:style-name="P8"/>
      <text:p text:style-name="P9"><text:s/>Bem-vindos ao nosso podcast, por outras lentes, estamos aqui hoje para apresentar e discutir um assunto não tão comumente abordado, a superdotação e altas habilidades em adolescentes e como a Internet pode colaborar com o desempenho desses indivíduos.</text:p>
      <text:p text:style-name="P9"><text:s/><text:span text:style-name="T3">Mas antes de tudo é necessário discutir sobre a ideia de que superdotação e altas habilidades é sinônimo de bom desempenho, tanto na escola quanto no trabalho.</text:span></text:p>
      <text:p text:style-name="P9"/>
      <text:p text:style-name="P9"><text:s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Mono" svg:font-family="'Andal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50:27.874599187</meta:creation-date>
    <dc:date>2025-11-11T16:14:09.750900210</dc:date>
    <meta:editing-duration>PT3M10S</meta:editing-duration>
    <meta:editing-cycles>1</meta:editing-cycles>
    <meta:document-statistic meta:table-count="0" meta:image-count="0" meta:object-count="0" meta:page-count="1" meta:paragraph-count="16" meta:word-count="110" meta:character-count="707" meta:non-whitespace-character-count="604"/>
    <meta:generator>LibreOffice/25.2.1.2$Linux_X86_64 LibreOffice_project/520$Build-2</meta:generator>
  </office:meta>
</office:document-meta>
</file>